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at Special Action</text:p>
      <text:p text:style-name="Standard"/>
      <text:p text:style-name="Standard">When the 'Special Action' menu item (See: <text:a xlink:type="simple" xlink:href="../SACombatMainMenu.html">SACombatMainMenu</text:a>) is chosen by the player, then we call any special ability scripts named 'CombatSpecialAction' which are attached to the active combatant (the attacker). <text:s text:c="2"/>In all cases, the Attacker Context is set to the active character.</text:p>
      <text:p text:style-name="Standard"/>
      <text:p text:style-name="Standard">The scripts are first called with a fake Target Context whose index is -2.</text:p>
      <text:p text:style-name="Standard"/>
      <text:p text:style-name="Standard">Then, for each combatant in the combat, the scripts are called with that combatant as the Target Context.. <text:s/>This list of combatants includes the attacker!</text:p>
      <text:p text:style-name="Standard"/>
      <text:p text:style-name="Standard">Finally, the scripts are called with <text:s/>a fake Target Context whose index is -1. <text:s/></text:p>
      <text:p text:style-name="Standard"/>
      <text:p text:style-name="Standard">Each of these calls can perform actions on the attacker and target and can also display a message on the menu line by setting hook parameter[5] to a non-empty string.</text:p>
      <text:p text:style-name="Heading">Parameters</text:p>
      <text:p text:style-name="Text_20_body">Parameter[5] = Can be set to a message to be displayed on the menu line.</text:p>
      <text:p text:style-name="Heading">Context</text:p>
      <text:p text:style-name="Standard">Combatant <text:s/>(Attacker)</text:p>
      <text:p text:style-name="Standard">Combatant (Target); or one of two 'fake' combatants – see abo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24:12.35</meta:creation-date>
    <meta:generator>OpenOffice.org/3.2$Win32 OpenOffice.org_project/320m18$Build-9502</meta:generator>
    <dc:date>2011-10-29T18:19:51.35</dc:date>
    <dc:creator>Paul Stevens</dc:creator>
    <meta:editing-duration>PT02H00M23S</meta:editing-duration>
    <meta:editing-cycles>8</meta:editing-cycles>
    <meta:document-statistic meta:table-count="0" meta:image-count="0" meta:object-count="0" meta:page-count="1" meta:paragraph-count="11" meta:word-count="159" meta:character-count="950"/>
  </office:meta>
</office:document-meta>
</file>